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_bar=4,N=8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K=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6</text:p>
          </table:table-cell>
          <table:table-cell office:value-type="string" calcext:value-type="string">
            <text:p>K=7</text:p>
          </table:table-cell>
        </table:table-row>
        <table:table-row table:style-name="ro1">
          <table:table-cell office:value-type="string" calcext:value-type="string">
            <text:p>W_L_k_0</text:p>
          </table:table-cell>
          <table:table-cell table:style-name="ce1" office:value-type="float" office:value="-0.32692909" calcext:value-type="float">
            <text:p>-3.27E-01</text:p>
          </table:table-cell>
          <table:table-cell table:style-name="ce2" office:value-type="float" office:value="0.03508765" calcext:value-type="float">
            <text:p>3.51E-02</text:p>
          </table:table-cell>
          <table:table-cell table:style-name="ce2" office:value-type="float" office:value="0.03109297" calcext:value-type="float">
            <text:p>3.11E-02</text:p>
          </table:table-cell>
          <table:table-cell table:style-name="ce2" office:value-type="float" office:value="0.03982077" calcext:value-type="float">
            <text:p>3.98E-02</text:p>
          </table:table-cell>
          <table:table-cell table:style-name="ce2" office:value-type="float" office:value="0.01890564" calcext:value-type="float">
            <text:p>1.89E-02</text:p>
          </table:table-cell>
          <table:table-cell table:style-name="ce1" office:value-type="float" office:value="0.01271889" calcext:value-type="float">
            <text:p>1.27E-02</text:p>
          </table:table-cell>
          <table:table-cell table:style-name="ce2" office:value-type="float" office:value="0.00664277" calcext:value-type="float">
            <text:p>6.64E-03</text:p>
          </table:table-cell>
          <table:table-cell table:style-name="ce2" office:value-type="float" office:value="0.00325798" calcext:value-type="float">
            <text:p>3.26E-03</text:p>
          </table:table-cell>
        </table:table-row>
        <table:table-row table:style-name="ro1">
          <table:table-cell office:value-type="string" calcext:value-type="string">
            <text:p>W_L_k_1</text:p>
          </table:table-cell>
          <table:table-cell table:style-name="ce1" office:value-type="float" office:value="0.40040473" calcext:value-type="float">
            <text:p>4.00E-01</text:p>
          </table:table-cell>
          <table:table-cell table:style-name="ce2" office:value-type="float" office:value="-0.04297341" calcext:value-type="float">
            <text:p>-4.30E-02</text:p>
          </table:table-cell>
          <table:table-cell table:style-name="ce2" office:value-type="float" office:value="-0.03808096" calcext:value-type="float">
            <text:p>-3.81E-02</text:p>
          </table:table-cell>
          <table:table-cell table:style-name="ce2" office:value-type="float" office:value="-0.04877029" calcext:value-type="float">
            <text:p>-4.88E-02</text:p>
          </table:table-cell>
          <table:table-cell table:style-name="ce2" office:value-type="float" office:value="-0.02315459" calcext:value-type="float">
            <text:p>-2.32E-02</text:p>
          </table:table-cell>
          <table:table-cell table:style-name="ce1" office:value-type="float" office:value="-0.01557739" calcext:value-type="float">
            <text:p>-1.56E-02</text:p>
          </table:table-cell>
          <table:table-cell table:style-name="ce2" office:value-type="float" office:value="-0.0081357" calcext:value-type="float">
            <text:p>-8.14E-03</text:p>
          </table:table-cell>
          <table:table-cell table:style-name="ce2" office:value-type="float" office:value="-0.00399019" calcext:value-type="float">
            <text:p>-3.99E-03</text:p>
          </table:table-cell>
        </table:table-row>
        <table:table-row table:style-name="ro1">
          <table:table-cell office:value-type="string" calcext:value-type="string">
            <text:p>W_L_k_2</text:p>
          </table:table-cell>
          <table:table-cell table:style-name="ce1" office:value-type="float" office:value="-0.23117378" calcext:value-type="float">
            <text:p>-2.31E-01</text:p>
          </table:table-cell>
          <table:table-cell table:style-name="ce2" office:value-type="float" office:value="0.02481071" calcext:value-type="float">
            <text:p>2.48E-02</text:p>
          </table:table-cell>
          <table:table-cell table:style-name="ce2" office:value-type="float" office:value="0.02198605" calcext:value-type="float">
            <text:p>2.20E-02</text:p>
          </table:table-cell>
          <table:table-cell table:style-name="ce2" office:value-type="float" office:value="0.02815754" calcext:value-type="float">
            <text:p>2.82E-02</text:p>
          </table:table-cell>
          <table:table-cell table:style-name="ce2" office:value-type="float" office:value="0.01336831" calcext:value-type="float">
            <text:p>1.34E-02</text:p>
          </table:table-cell>
          <table:table-cell table:style-name="ce1" office:value-type="float" office:value="0.00899361" calcext:value-type="float">
            <text:p>8.99E-03</text:p>
          </table:table-cell>
          <table:table-cell table:style-name="ce2" office:value-type="float" office:value="0.00469715" calcext:value-type="float">
            <text:p>4.70E-03</text:p>
          </table:table-cell>
          <table:table-cell table:style-name="ce2" office:value-type="float" office:value="0.00230374" calcext:value-type="float">
            <text:p>2.30E-03</text:p>
          </table:table-cell>
        </table:table-row>
        <table:table-row table:style-name="ro1">
          <table:table-cell/>
          <table:table-cell table:style-name="ce2" table:number-columns-repeated="8"/>
        </table:table-row>
        <table:table-row table:style-name="ro1">
          <table:table-cell office:value-type="string" calcext:value-type="string">
            <text:p>W_k_0</text:p>
          </table:table-cell>
          <table:table-cell table:style-name="ce1" office:value-type="float" office:value="0.278858185" calcext:value-type="float">
            <text:p>2.79E-01</text:p>
          </table:table-cell>
          <table:table-cell table:style-name="ce2" office:value-type="float" office:value="7.3598084E-017" calcext:value-type="float">
            <text:p>7.36E-17</text:p>
          </table:table-cell>
          <table:table-cell table:style-name="ce2" office:value-type="float" office:value="-0.0621859465" calcext:value-type="float">
            <text:p>-6.22E-02</text:p>
          </table:table-cell>
          <table:table-cell table:style-name="ce1" office:value-type="float" office:value="-4.41588504E-017" calcext:value-type="float">
            <text:p>-4.42E-17</text:p>
          </table:table-cell>
          <table:table-cell table:style-name="ce2" office:value-type="float" office:value="-0.0378112793" calcext:value-type="float">
            <text:p>-3.78E-02</text:p>
          </table:table-cell>
          <table:table-cell table:style-name="ce2" office:value-type="float" office:value="-4.78387546E-017" calcext:value-type="float">
            <text:p>-4.78E-17</text:p>
          </table:table-cell>
          <table:table-cell table:style-name="ce1" office:value-type="float" office:value="-0.013285548" calcext:value-type="float">
            <text:p>-1.33E-02</text:p>
          </table:table-cell>
          <table:table-cell table:style-name="ce2" office:value-type="float" office:value="-7.3598084E-018" calcext:value-type="float">
            <text:p>-7.36E-18</text:p>
          </table:table-cell>
        </table:table-row>
        <table:table-row table:style-name="ro1">
          <table:table-cell office:value-type="string" calcext:value-type="string">
            <text:p>W_k_1</text:p>
          </table:table-cell>
          <table:table-cell table:style-name="ce1" office:value-type="float" office:value="-0.918558654" calcext:value-type="float">
            <text:p>-9.19E-01</text:p>
          </table:table-cell>
          <table:table-cell table:style-name="ce2" office:value-type="float" office:value="0.874209233" calcext:value-type="float">
            <text:p>8.74E-01</text:p>
          </table:table-cell>
          <table:table-cell table:style-name="ce2" office:value-type="float" office:value="-5.27712893E-016" calcext:value-type="float">
            <text:p>-5.28E-16</text:p>
          </table:table-cell>
          <table:table-cell table:style-name="ce1" office:value-type="float" office:value="-0.0857257222" calcext:value-type="float">
            <text:p>-8.57E-02</text:p>
          </table:table-cell>
          <table:table-cell table:style-name="ce2" office:value-type="float" office:value="3.29307249E-016" calcext:value-type="float">
            <text:p>3.29E-16</text:p>
          </table:table-cell>
          <table:table-cell table:style-name="ce2" office:value-type="float" office:value="-0.0296870029" calcext:value-type="float">
            <text:p>-2.97E-02</text:p>
          </table:table-cell>
          <table:table-cell table:style-name="ce1" office:value-type="float" office:value="3.76073048E-016" calcext:value-type="float">
            <text:p>3.76E-16</text:p>
          </table:table-cell>
          <table:table-cell table:style-name="ce2" office:value-type="float" office:value="-0.00772772275" calcext:value-type="float">
            <text:p>-7.73E-03</text:p>
          </table:table-cell>
        </table:table-row>
        <table:table-row table:style-name="ro1">
          <table:table-cell office:value-type="string" calcext:value-type="string">
            <text:p>W_k_2</text:p>
          </table:table-cell>
          <table:table-cell table:style-name="ce1" office:value-type="float" office:value="-1.2350146" calcext:value-type="float">
            <text:p>-1.24E+00</text:p>
          </table:table-cell>
          <table:table-cell table:style-name="ce2" office:value-type="float" office:value="4.84708309E-016" calcext:value-type="float">
            <text:p>4.85E-16</text:p>
          </table:table-cell>
          <table:table-cell table:style-name="ce2" office:value-type="float" office:value="0.891008562" calcext:value-type="float">
            <text:p>8.91E-01</text:p>
          </table:table-cell>
          <table:table-cell table:style-name="ce1" office:value-type="float" office:value="-3.73752751E-016" calcext:value-type="float">
            <text:p>-3.74E-16</text:p>
          </table:table-cell>
          <table:table-cell table:style-name="ce2" office:value-type="float" office:value="0.0309445534" calcext:value-type="float">
            <text:p>3.09E-02</text:p>
          </table:table-cell>
          <table:table-cell table:style-name="ce2" office:value-type="float" office:value="-1.09014206E-015" calcext:value-type="float">
            <text:p>-1.09E-15</text:p>
          </table:table-cell>
          <table:table-cell table:style-name="ce1" office:value-type="float" office:value="0.000629030348" calcext:value-type="float">
            <text:p>6.29E-04</text:p>
          </table:table-cell>
          <table:table-cell table:style-name="ce2" office:value-type="float" office:value="-6.29591939E-016" calcext:value-type="float">
            <text:p>-6.30E-16</text:p>
          </table:table-cell>
        </table:table-row>
        <table:table-row table:style-name="ro1">
          <table:table-cell/>
          <table:table-cell table:style-name="ce2" table:number-columns-repeated="8"/>
        </table:table-row>
        <table:table-row table:style-name="ro1">
          <table:table-cell office:value-type="string" calcext:value-type="string">
            <text:p>W_R_k_0</text:p>
          </table:table-cell>
          <table:table-cell table:style-name="ce1" office:value-type="float" office:value="0.04807091" calcext:value-type="float">
            <text:p>4.81E-02</text:p>
          </table:table-cell>
          <table:table-cell table:style-name="ce2" office:value-type="float" office:value="-0.03508765" calcext:value-type="float">
            <text:p>-3.51E-02</text:p>
          </table:table-cell>
          <table:table-cell table:style-name="ce2" office:value-type="float" office:value="0.03109297" calcext:value-type="float">
            <text:p>3.11E-02</text:p>
          </table:table-cell>
          <table:table-cell table:style-name="ce2" office:value-type="float" office:value="-0.03982077" calcext:value-type="float">
            <text:p>-3.98E-02</text:p>
          </table:table-cell>
          <table:table-cell table:style-name="ce2" office:value-type="float" office:value="0.01890564" calcext:value-type="float">
            <text:p>1.89E-02</text:p>
          </table:table-cell>
          <table:table-cell table:style-name="ce1" office:value-type="float" office:value="-0.01271889" calcext:value-type="float">
            <text:p>-1.27E-02</text:p>
          </table:table-cell>
          <table:table-cell table:style-name="ce2" office:value-type="float" office:value="0.00664277" calcext:value-type="float">
            <text:p>6.64E-03</text:p>
          </table:table-cell>
          <table:table-cell table:style-name="ce2" office:value-type="float" office:value="-0.00325798" calcext:value-type="float">
            <text:p>-3.26E-03</text:p>
          </table:table-cell>
        </table:table-row>
        <table:table-row table:style-name="ro1">
          <table:table-cell office:value-type="string" calcext:value-type="string">
            <text:p>W_R_k_1</text:p>
          </table:table-cell>
          <table:table-cell table:style-name="ce1" office:value-type="float" office:value="0.0588746" calcext:value-type="float">
            <text:p>5.89E-02</text:p>
          </table:table-cell>
          <table:table-cell table:style-name="ce2" office:value-type="float" office:value="-0.04297341" calcext:value-type="float">
            <text:p>-4.30E-02</text:p>
          </table:table-cell>
          <table:table-cell table:style-name="ce2" office:value-type="float" office:value="0.03808096" calcext:value-type="float">
            <text:p>3.81E-02</text:p>
          </table:table-cell>
          <table:table-cell table:style-name="ce2" office:value-type="float" office:value="-0.04877029" calcext:value-type="float">
            <text:p>-4.88E-02</text:p>
          </table:table-cell>
          <table:table-cell table:style-name="ce2" office:value-type="float" office:value="0.02315459" calcext:value-type="float">
            <text:p>2.32E-02</text:p>
          </table:table-cell>
          <table:table-cell table:style-name="ce1" office:value-type="float" office:value="-0.01557739" calcext:value-type="float">
            <text:p>-1.56E-02</text:p>
          </table:table-cell>
          <table:table-cell table:style-name="ce2" office:value-type="float" office:value="0.0081357" calcext:value-type="float">
            <text:p>8.14E-03</text:p>
          </table:table-cell>
          <table:table-cell table:style-name="ce2" office:value-type="float" office:value="-0.00399019" calcext:value-type="float">
            <text:p>-3.99E-03</text:p>
          </table:table-cell>
        </table:table-row>
        <table:table-row table:style-name="ro1">
          <table:table-cell office:value-type="string" calcext:value-type="string">
            <text:p>W_R_k_2</text:p>
          </table:table-cell>
          <table:table-cell table:style-name="ce1" office:value-type="float" office:value="0.03399126" calcext:value-type="float">
            <text:p>3.40E-02</text:p>
          </table:table-cell>
          <table:table-cell table:style-name="ce2" office:value-type="float" office:value="-0.02481071" calcext:value-type="float">
            <text:p>-2.48E-02</text:p>
          </table:table-cell>
          <table:table-cell table:style-name="ce2" office:value-type="float" office:value="0.02198605" calcext:value-type="float">
            <text:p>2.20E-02</text:p>
          </table:table-cell>
          <table:table-cell table:style-name="ce2" office:value-type="float" office:value="-0.02815754" calcext:value-type="float">
            <text:p>-2.82E-02</text:p>
          </table:table-cell>
          <table:table-cell table:style-name="ce2" office:value-type="float" office:value="0.01336831" calcext:value-type="float">
            <text:p>1.34E-02</text:p>
          </table:table-cell>
          <table:table-cell table:style-name="ce1" office:value-type="float" office:value="-0.00899361" calcext:value-type="float">
            <text:p>-8.99E-03</text:p>
          </table:table-cell>
          <table:table-cell table:style-name="ce2" office:value-type="float" office:value="0.00469715" calcext:value-type="float">
            <text:p>4.70E-03</text:p>
          </table:table-cell>
          <table:table-cell table:style-name="ce2" office:value-type="float" office:value="-0.00230374" calcext:value-type="float">
            <text:p>-2.30E-03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2T14:27:03.082378998</meta:creation-date>
    <dc:date>2020-01-02T14:37:32.746756735</dc:date>
    <meta:editing-duration>PT19S</meta:editing-duration>
    <meta:editing-cycles>1</meta:editing-cycles>
    <meta:document-statistic meta:table-count="1" meta:cell-count="89" meta:object-count="0"/>
    <meta:generator>LibreOffice/6.3.4.2.0$Linux_X86_64 LibreOffice_project/30$Build-2</meta:generator>
  </office:meta>
</office:document-meta>
</file>